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style:style>
    <style:style style:name="P31" style:family="paragraph" style:parent-style-name="Text_20_body">
      <style:paragraph-properties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Standard" style:list-style-name="L25"/>
    <style:style style:name="P41" style:family="paragraph" style:parent-style-name="Standard" style:list-style-name="L33"/>
    <style:style style:name="P42"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Heading_20_1" style:master-page-name="">
      <style:paragraph-properties style:page-number="auto" fo:break-before="page"/>
    </style:style>
    <style:style style:name="P80" style:family="paragraph" style:parent-style-name="Heading_20_1" style:master-page-name="">
      <style:paragraph-properties style:page-number="auto" fo:break-before="page">
        <style:tab-stops/>
      </style:paragraph-properties>
    </style:style>
    <style:style style:name="P81" style:family="paragraph" style:parent-style-name="Heading_20_1" style:master-page-name="">
      <style:paragraph-properties style:page-number="auto" fo:break-before="auto" fo:break-after="auto"/>
    </style:style>
    <style:style style:name="P82" style:family="paragraph" style:parent-style-name="Heading_20_2" style:master-page-name="">
      <style:paragraph-properties style:page-number="auto" fo:break-before="page"/>
    </style:style>
    <style:style style:name="P83" style:family="paragraph" style:parent-style-name="Heading_20_3" style:master-page-name="">
      <style:paragraph-properties style:page-number="auto" fo:break-before="pag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style:font-name="Bitstream Vera Sans Mono1" fo:font-weight="bold" style:font-weight-asian="bold" style:font-weight-complex="bold" loext:opacity="100%"/>
    </style:style>
    <style:style style:name="T12" style:family="text">
      <style:text-properties fo:color="#800000" fo:font-weight="bold" style:font-weight-asian="bold" style:font-weight-complex="bold" loext:opacity="100%"/>
    </style:style>
    <style:style style:name="T13" style:family="text">
      <style:text-properties fo:color="#800000" fo:font-weight="bold" fo:background-color="#ffff00" style:font-weight-asian="bold" style:font-weight-complex="bold" loext:opacity="100%"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loext:opacity="0%"/>
    </style:style>
    <style:style style:name="T20" style:family="text">
      <style:text-properties style:use-window-font-color="true" style:font-name="Courier New1" fo:font-size="10pt" style:font-name-asian="Courier New1" style:font-size-asian="10pt" style:font-name-complex="Courier New1" style:font-size-complex="10pt" loext:opacity="0%"/>
    </style:style>
    <style:style style:name="T21" style:family="text">
      <style:text-properties style:use-window-font-color="true" style:font-name="Bitstream Vera Sans" fo:font-size="8pt" fo:language="en" fo:country="US"/>
    </style:style>
    <style:style style:name="T22" style:family="text">
      <style:text-properties fo:background-color="#ffcc99" loext:char-shading-value="0"/>
    </style:style>
    <style:style style:name="T23" style:family="text">
      <style:text-properties fo:color="#000000" loext:opacity="1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loext:opacity="100%"/>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7.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7.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cnv-0.99.0.oxt&#13;Update file created : yw-cnv.update.xml&#13;&#13;14.03.2021 23:38:06&#13;&#13;__ Compilation of the extension &quot;For all users&quot; __&#13;&#13;Extension package created : yw-cnv-s-0.99.0.oxt&#13;Update file created : yw-cnv-s.update.xml&#13;&#13;14.03.2021 23:38: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aeon3odt-L-0.99.0.oxt&#13;Update file created : aeon3odt-L.update.xml&#13;&#13;08.10.2021 21:45:55&#13;&#13;__ Compilation of the extension &quot;For all users&quot; __&#13;&#13;&#13;Extension package created : aeon3odt-Ls-0.99.0.oxt&#13;Update file created : aeon3odt-Ls.update.xml&#13;&#13;08.10.2021 21:45:5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tools eExtension : <text:file-name text:display="name">aeon3odt</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317343951758130231"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728509794797434642" text:style-name="L2">
        <text:list-item>
          <text:p text:style-name="P44">Version 2.1.2 :</text:p>
        </text:list-item>
      </text:list>
      <text:list xml:id="list6687848809199898165" text:style-name="L3">
        <text:list-item>
          <text:list>
            <text:list-item>
              <text:p text:style-name="P45">Localized help : resolved non-functional hyperlink due to API incompatibility introduced by Apache OpenOffice 4.1 (and LibreOffice 4.0).</text:p>
            </text:list-item>
          </text:list>
        </text:list-item>
      </text:list>
      <text:list xml:id="list41671081" text:continue-list="list4728509794797434642" text:style-name="L2">
        <text:list-item>
          <text:p text:style-name="P44">Version 2.1.1 :</text:p>
        </text:list-item>
      </text:list>
      <text:list xml:id="list2250765327438723986"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41697093" text:continue-list="list41671081" text:style-name="L2">
        <text:list-item>
          <text:p text:style-name="P44">Version 2.1.0 :</text:p>
        </text:list-item>
      </text:list>
      <text:list xml:id="list5531121437374974273"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41679378" text:continue-list="list41697093" text:style-name="L2">
        <text:list-item>
          <text:p text:style-name="P44">Version 2.0.0 :</text:p>
        </text:list-item>
      </text:list>
      <text:list xml:id="list8892963091343157384"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41681977" text:continue-list="list41679378" text:style-name="L2">
        <text:list-item>
          <text:p text:style-name="P44">Version 1.5.3 :</text:p>
        </text:list-item>
      </text:list>
      <text:list xml:id="list680195648616946260"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289599597999847725"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7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aeon3odt</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8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name="Form1" draw:style-name="gr1" draw:text-style-name="P86" svg:width="0.802cm" svg:height="0.451cm" svg:x="2.3cm" svg:y="0.199cm" draw:control="control1"/><draw:control text:anchor-type="paragraph" draw:z-index="4" draw:name="Form2"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name="Form3" draw:style-name="gr1" draw:text-style-name="P86" svg:width="0.802cm" svg:height="0.451cm" svg:x="2.304cm" svg:y="0.199cm" draw:control="control3"/><draw:control text:anchor-type="paragraph" draw:z-index="6" draw:name="Form4" draw:style-name="gr1" draw:text-style-name="P86" svg:width="9cm" svg:height="0.451cm" svg:x="3.6cm" svg:y="0.196cm" draw:control="control4"/>To version</text:p>
      <text:p text:style-name="Frame_20_contents"/>
      <text:p text:style-name="Frame_20_contents"/>
      <text:p text:style-name="Frame_20_contents"><draw:control text:anchor-type="paragraph" draw:z-index="7" draw:name="Form5" draw:style-name="gr1" draw:text-style-name="P87" svg:width="8.362cm" svg:height="0.689cm" svg:x="3.621cm" svg:y="0.252cm" draw:control="control5"/></text:p>
      <text:p text:style-name="Frame_20_contents"/>
      <text:p text:style-name="P34">Compilation results</text:p>
      <text:p text:style-name="P34"><draw:control text:anchor-type="paragraph" draw:z-index="8" draw:name="Form6"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name="Form7" draw:style-name="gr1" draw:text-style-name="P86" svg:width="0.802cm" svg:height="0.451cm" svg:x="2.33cm" svg:y="0.199cm" draw:control="control6"/><draw:control text:anchor-type="paragraph" draw:z-index="11" draw:name="Form8"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name="Form9" draw:style-name="gr1" draw:text-style-name="P86" svg:width="0.802cm" svg:height="0.451cm" svg:x="2.33cm" svg:y="0.199cm" draw:control="control8"/><draw:control text:anchor-type="paragraph" draw:z-index="13" draw:name="Form10"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4" draw:name="Form11"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5" draw:name="Form12"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name="Form13" draw:style-name="gr1" draw:text-style-name="P86" svg:width="0.802cm" svg:height="0.451cm" svg:x="2.33cm" svg:y="0.199cm" draw:control="control11"/><draw:control text:anchor-type="paragraph" draw:z-index="18" draw:name="Form14"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19" draw:name="Form15"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name="Form16" draw:style-name="gr1" draw:text-style-name="P88" svg:width="14.001cm" svg:height="4.001cm" svg:x="0.4cm" svg:y="0.459cm" draw:control="control16"/></text:p>
      <text:p text:style-name="Frame_20_contents"/>
     </draw:text-box>
    </draw:frame></text:p>
      <text:h text:style-name="P7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11890439872792557"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440943182061974767"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076456708056226083"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471414362216584278"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169359519583232826"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2241953573104015196"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6040016822132291712"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620614926690244305"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643750951366673538" text:style-name="L17">
        <text:list-item>
          <text:p text:style-name="P59">Arg1 : <text:span text:style-name="InstructionMacro">String</text:span> : mandatory, type of control used for the button</text:p>
        </text:list-item>
      </text:list>
      <text:list xml:id="list3491632799886247038"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5642402017024075000"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348525844526550217"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005900349273224483"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744873985164768491"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990158873498986749"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633225549124944255"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9020668194052875052"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314798434116396176"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885326703068811556"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267107766907951830"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8550274831675711169"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202521427036121591"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5888206206057650030"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694305820712574483"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098908947716079011"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138374578429934858"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9" text:outline-level="1"><text:bookmark-start text:name="__RefHeading__78142_325084090"/>Data used by extension <text:file-name text:display="name">aeon3odt</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Aeon Timeline 3 project data import</text:p>
      <text:p text:style-name="tooltipLang"><text:bookmark-start text:name="__RefHeading__44467_325084090"/>Tooltip de<text:bookmark-end text:name="__RefHeading__44467_325084090"/></text:p>
      <text:p text:style-name="descrText">Aeon Timeline 3 Projektdaten importier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text:span text:style-name="T21">Aeon Timeline 3 project data import</text:span><text:line-break/> <text:line-break/><text:soft-page-break/>Aeon Timeline 3 project data import.<text:line-break/> <text:line-break/>Import from Aeon Timeline 3 project:<text:line-break/>- Synopses of the narrative part.<text:line-break/><text:line-break/>Adds a submenu in the "File" menu.</text:p>
      <text:p text:style-name="descrLang"><text:bookmark-start text:name="__RefHeading__78156_325084090"/>Description de<text:bookmark-end text:name="__RefHeading__78156_325084090"/></text:p>
      <text:p text:style-name="descrText">Aeon Timeline 3 Projektdaten importieren.<text:line-break/><text:line-break/>Aus einem Aeon Timeline 3 Projekt importieren:<text:line-break/>- Zusammenfassungen von Kapiteln und Szenen.<text:line-break/><text:line-break/>Fügt ein Untermenü im Menü "Datei" hinzu.<text:line-break/></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844670445120255691"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1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64571965712987192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43778460035243679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23633215513481741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2">Arguments of an index</text:p>
      <text:list xml:id="list4168036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47223566866692763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3">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3">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3">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7335033921325375517" text:style-name="hlp_5f_tipimg">
        <text:list-item>
          <text:p text:style-name="hlp_5f_tip">A control in a form can also use this URL in its property Help URL.</text:p>
        </text:list-item>
      </text:list>
      <text:p text:style-name="hlp_5f_head3">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909205621588107457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2">Style hlp_head3</text:p>
      <text:p text:style-name="hlp_5f_head3">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2">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2">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05</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07</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07</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07</dc:date>
     <text:p>internal</text:p>
     <text:p>Page2</text:p>
     <text:p/>
    </office:annotation>Paragraph styles</text:p>
      <text:p text:style-name="P28"><office:annotation>
     <dc:creator>BM</dc:creator>
     <dc:date>2008-03-13T00:00:00.07</dc:date>
     <text:p>internal</text:p>
     <text:p>Page7</text:p>
     <text:p/>
    </office:annotation>Hyperlinks</text:p>
      <text:p text:style-name="hlp_5f_paragraph"><text:span text:style-name="T14"><office:annotation>
      <dc:creator>BM</dc:creator>
      <dc:date>2008-03-13T00:00:00.07</dc:date>
      <text:p>internal</text:p>
      <text:p>Page3</text:p>
      <text:p/>
     </office:annotation></text:span><text:span text:style-name="T14">Text formatting</text:span></text:p>
      <text:p text:style-name="P28"><office:annotation>
     <dc:creator>BM</dc:creator>
     <dc:date>2008-03-26T00:00:00.07</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07</dc:date>
     <text:p>internal</text:p>
     <text:p>Page2</text:p>
     <text:p>codes</text:p>
     <text:p/>
    </office:annotation><text:span text:style-name="T14">to the bottom of page 2</text:span>.</text:p>
      <text:p text:style-name="hlp_5f_head2">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08</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08</dc:date>
     <text:p>external</text:p>
     <text:p>text/swriter/main0210.xhp</text:p>
     <text:p/>
    </office:annotation><text:span text:style-name="T14">Preview topic</text:span> </text:p>
      <text:p text:style-name="hlp_5f_paragraph">This hyperlink displays <text:s/><office:annotation>
     <dc:creator>BM</dc:creator>
     <dc:date>2008-03-15T00:00:00.08</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1693724" text:continue-list="list164571965712987192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1695270" text:continue-list="list4168036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09</dc:date>
     <text:p text:style-name="P85"><text:span text:style-name="T24">image</text:span></text:p>
     <text:p text:style-name="P85"><text:span text:style-name="T24">Images/Help/dontfeedtrolls.gif</text:span></text:p>
     <text:p text:style-name="P85"><text:span text:style-name="T24">icon</text:span></text:p>
     <text:p text:style-name="P85"><text:span text:style-name="T24"/></text:p>
    </office:annotation> within a text.</text:p>
      <text:p text:style-name="hlp_5f_paragraph"><text:line-break/><text:line-break/>Now a bigger image in a blank line.</text:p>
      <text:p text:style-name="hlp_5f_paragraph"><office:annotation>
     <dc:creator>Bernard Marcelly</dc:creator>
     <dc:date>2009-01-24T10:50:50.10</dc:date>
     <text:p text:style-name="P85"><text:span text:style-name="T24">image</text:span></text:p>
     <text:p text:style-name="P85"><text:span text:style-name="T24">Images/Help/sailingShip.wmf</text:span></text:p>
     <text:p text:style-name="P85"><text:span text:style-name="T24">Old sailing ship</text:span></text:p>
     <text:p text:style-name="P85"><text:span text:style-name="T24"/></text:p>
    </office:annotation></text:p>
      <text:p text:style-name="hlp_5f_paragraph"/>
      <text:p text:style-name="hlp_5f_paragraph"><text:line-break/><text:line-break/>Finally an image<office:annotation>
     <dc:creator>Bernard Marcelly</dc:creator>
     <dc:date>2009-01-24T20:53:22.10</dc:date>
     <text:p text:style-name="P85"><text:span text:style-name="T24">imageOOo</text:span></text:p>
     <text:p text:style-name="P85"><text:span text:style-name="T24">sd/res/get1obj.png</text:span></text:p>
    </office:annotation> from OpenOffice resources</text:p>
      <text:p text:style-name="hlp_5f_page">Page10 : Creating the Help tree</text:p>
      <text:list xml:id="list41676487" text:continue-list="list4169372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aeon3odt</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aeon3odt extension for LibreOffice: Import Aeon timeline 3 project data</text:p>
      <text:p text:style-name="hlp_5f_head2">Synopsis</text:p>
      <text:p text:style-name="hlp_5f_head3">Load Aeon 3 narrative chapter and scene descriptions into an OpenDocument text file.</text:p>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aeon3odt</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6" meta:word-count="13255" meta:character-count="8211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aeon3odt", "0.99.0") 

  setExtensionDescription("en, de")
  setDisplayName("en", "aeon3odt - Aeon Timeline 3 project data import.")
  setDisplayName("de", "aeon3odt - Aeon Timeline 3 Projektdaten importieren.")
  setTooltip("en, de", "en") ' deprecated ! starting from 3.1,use instead setExtensionDescription
  
  setPublisherName("en", "Peter Triesberger", "https://github.com/peter88213")
  setLicense("en")

  beginUpdateInformation("direct", "direct") 
	setUpdateSource("https://raw.githubusercontent.com/peter88213/aeon3odt/main/", "https://raw.githubusercontent.com/peter88213/aeon3odt/main/dist/")
  endUpdateInformation
  
endDescription  



beginAnnexes 
  useLibrary("Python", "aeon3odt/")
endAnnexes

beginAddonUI


  beginOfficeHelp
	   beginTitles
	  	setTitle("Aeon Timeline 3 import Help", "en")
    	setTitle("Aeon Timeline 3 import Hilfe", "de")
      endTitles
      setURL("Python", "help/help.py", "show_help")
  endOfficeHelp

  beginOfficeMenuBarMerging  

    beginMergeInstruction("StartModule, Writer, Calc")
    
      setMergePoint(".uno:PickList\.uno:Save", "AddBefore", "Ignore")
      
      beginMergeItems
      
        addSeparator
        
        beginMenu

          beginTitles
	        setTitle("Aeon Timeline 3 import")
          endTitles
		  
          beginMenuItems
      
			beginCommand
		           beginTitles
			 	    setTitle("Full synopsis", "en")
		           endTitles
		           setURL("Python", "aeon3odt/cnvaeon.py", "get_fullsynopsis")
			endCommand
		
			beginCommand
		           beginTitles
			 	    setTitle("Brief synopsis", "en")
		           endTitles
		           setURL("Python", "aeon3odt/cnvaeon.py", "get_briefsynopsis")
			endCommand
				      	
			beginCommand
		           beginTitles
			 	    setTitle("Chapter overview", "en")
		           endTitles
		           setURL("Python", "aeon3odt/cnvaeon.py", "get_chapteroverview")
			endCommand
				      	
			beginCommand
		           beginTitles
			 	    setTitle("Character sheets", "en")
		           endTitles
		           setURL("Python", "aeon3odt/cnvaeon.py", "get_charactersheets")
			endCommand
		
			beginCommand
		           beginTitles
			 	    setTitle("Location sheets", "en")
		           endTitles
		           setURL("Python", "aeon3odt/cnvaeon.py", "get_locationsheets")
			endCommand
			
			beginCommand
		           beginTitles
			 	    setTitle("Project report", "en")
		           endTitles
		           setURL("Python", "aeon3odt/cnvaeon.py", "get_report")
			endCommand
		
			addSeparator

			beginCommand
	            beginTitles
			 	    setTitle("Help", "en")
			        setTitle("Hilfe", "de")
	            endTitles
	            setURL("Python", "help/help.py", "show_help")
			endCommand				


          endMenuItems          
        
        endMenu        

        addSeparator
        
      endMergeItems
      
    endMergeInstruction

  endOfficeMenuBarMerging


  beginAddonMenu

    beginMenu

      beginTitles
	      setTitle("Aeon Timeline 3 import")
      endTitles

      beginMenuItems
   
		beginCommand
	           beginTitles
		 	    setTitle("Full synopsis", "en")
	           endTitles
	           setURL("Python", "aeon3odt/cnvaeon.py", "get_fullsynopsis")
		endCommand
	
		beginCommand
	           beginTitles
		 	    setTitle("Brief synopsis", "en")
	           endTitles
	           setURL("Python", "aeon3odt/cnvaeon.py", "get_briefsynopsis")
		endCommand
			      	
		beginCommand
	           beginTitles
		 	    setTitle("Chapter overview", "en")
	           endTitles
	           setURL("Python", "aeon3odt/cnvaeon.py", "get_chapteroverview")
		endCommand
			      	
		beginCommand
	           beginTitles
		 	    setTitle("Character sheets", "en")
	           endTitles
	           setURL("Python", "aeon3odt/cnvaeon.py", "get_charactersheets")
		endCommand
	
		beginCommand
	           beginTitles
		 	    setTitle("Location sheets", "en")
	           endTitles
	           setURL("Python", "aeon3odt/cnvaeon.py", "get_locationsheets")
		endCommand
		
		beginCommand
	           beginTitles
		 	    setTitle("Project report", "en")
	           endTitles
	           setURL("Python", "aeon3odt/cnvaeon.py", "get_report")
		endCommand

       	addSeparator

		beginCommand
            beginTitles
		 	    setTitle("Help", "en")
		        setTitle("Hilfe", "de")
            endTitles
            setURL("Python", "help/help.py",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